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3063in"/>
    </style:style>
    <style:style style:name="co3" style:family="table-column">
      <style:table-column-properties fo:break-before="auto" style:column-width="1.4307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4437in"/>
    </style:style>
    <style:style style:name="co6" style:family="table-column">
      <style:table-column-properties fo:break-before="auto" style:column-width="1.2492in"/>
    </style:style>
    <style:style style:name="co7" style:family="table-column">
      <style:table-column-properties fo:break-before="auto" style:column-width="0.8307in"/>
    </style:style>
    <style:style style:name="co8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528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1.8063in"/>
    </style:style>
    <style:style style:name="co14" style:family="table-column">
      <style:table-column-properties fo:break-before="auto" style:column-width="1.6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Fresh_20_Frozen">
      <style:table-properties table:display="true" style:writing-mode="lr-tb"/>
    </style:style>
    <style:style style:name="ta2" style:family="table" style:master-page-name="PageStyle_5f_FFPE">
      <style:table-properties table:display="true" style:writing-mode="lr-tb"/>
    </style:style>
    <style:style style:name="ta3" style:family="table" style:master-page-name="PageStyle_5f_Plasm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Normal_20_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sh Frozen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UniSp2</text:p>
          </table:table-cell>
          <table:table-cell office:value-type="string" calcext:value-type="string">
            <text:p>UniSp4</text:p>
          </table:table-cell>
          <table:table-cell office:value-type="string" calcext:value-type="string">
            <text:p>UniSp6</text:p>
          </table:table-cell>
          <table:table-cell office:value-type="string" calcext:value-type="string">
            <text:p>cel-miR-39-3p</text:p>
          </table:table-cell>
          <table:table-cell office:value-type="string" calcext:value-type="string">
            <text:p>UniSp3_IPC</text:p>
          </table:table-cell>
          <table:table-cell table:number-columns-repeated="1019"/>
        </table:table-row>
        <table:table-row table:style-name="ro1">
          <table:table-cell office:value-type="float" office:value="26.355257946744" calcext:value-type="float">
            <text:p>26.355257946744</text:p>
          </table:table-cell>
          <table:table-cell office:value-type="float" office:value="33.435257946744" calcext:value-type="float">
            <text:p>33.435257946744</text:p>
          </table:table-cell>
          <table:table-cell office:value-type="float" office:value="18.3485160790391" calcext:value-type="float">
            <text:p>18.3485160790391</text:p>
          </table:table-cell>
          <table:table-cell office:value-type="float" office:value="26.8585160790391" calcext:value-type="float">
            <text:p>26.8585160790391</text:p>
          </table:table-cell>
          <table:table-cell office:value-type="float" office:value="18.9185160790391" calcext:value-type="float">
            <text:p>18.9185160790391</text:p>
          </table:table-cell>
          <table:table-cell table:number-columns-repeated="1019"/>
        </table:table-row>
        <table:table-row table:style-name="ro1">
          <table:table-cell office:value-type="float" office:value="25.8940920966038" calcext:value-type="float">
            <text:p>25.8940920966038</text:p>
          </table:table-cell>
          <table:table-cell office:value-type="float" office:value="33.4840920966038" calcext:value-type="float">
            <text:p>33.4840920966038</text:p>
          </table:table-cell>
          <table:table-cell office:value-type="float" office:value="18.7885160790391" calcext:value-type="float">
            <text:p>18.7885160790391</text:p>
          </table:table-cell>
          <table:table-cell office:value-type="float" office:value="27.1685160790391" calcext:value-type="float">
            <text:p>27.1685160790391</text:p>
          </table:table-cell>
          <table:table-cell office:value-type="float" office:value="18.8785160790391" calcext:value-type="float">
            <text:p>18.8785160790391</text:p>
          </table:table-cell>
          <table:table-cell table:number-columns-repeated="1019"/>
        </table:table-row>
        <table:table-row table:style-name="ro1">
          <table:table-cell office:value-type="float" office:value="24.7254439247635" calcext:value-type="float">
            <text:p>24.7254439247635</text:p>
          </table:table-cell>
          <table:table-cell office:value-type="float" office:value="32.5254439247635" calcext:value-type="float">
            <text:p>32.5254439247635</text:p>
          </table:table-cell>
          <table:table-cell office:value-type="float" office:value="19.5189054005074" calcext:value-type="float">
            <text:p>19.5189054005074</text:p>
          </table:table-cell>
          <table:table-cell office:value-type="float" office:value="27.7689054005074" calcext:value-type="float">
            <text:p>27.7689054005074</text:p>
          </table:table-cell>
          <table:table-cell office:value-type="float" office:value="18.7689054005074" calcext:value-type="float">
            <text:p>18.7689054005074</text:p>
          </table:table-cell>
          <table:table-cell table:number-columns-repeated="1019"/>
        </table:table-row>
        <table:table-row table:style-name="ro1">
          <table:table-cell office:value-type="float" office:value="25.4617134220471" calcext:value-type="float">
            <text:p>25.4617134220471</text:p>
          </table:table-cell>
          <table:table-cell office:value-type="float" office:value="32.7317134220471" calcext:value-type="float">
            <text:p>32.7317134220471</text:p>
          </table:table-cell>
          <table:table-cell office:value-type="float" office:value="18.6985160790391" calcext:value-type="float">
            <text:p>18.6985160790391</text:p>
          </table:table-cell>
          <table:table-cell office:value-type="float" office:value="27.0785160790391" calcext:value-type="float">
            <text:p>27.0785160790391</text:p>
          </table:table-cell>
          <table:table-cell office:value-type="float" office:value="18.8985160790391" calcext:value-type="float">
            <text:p>18.8985160790391</text:p>
          </table:table-cell>
          <table:table-cell table:number-columns-repeated="1019"/>
        </table:table-row>
        <table:table-row table:style-name="ro1">
          <table:table-cell office:value-type="float" office:value="26.0079341628982" calcext:value-type="float">
            <text:p>26.0079341628982</text:p>
          </table:table-cell>
          <table:table-cell office:value-type="float" office:value="33.2379341628982" calcext:value-type="float">
            <text:p>33.2379341628982</text:p>
          </table:table-cell>
          <table:table-cell office:value-type="float" office:value="19.1985160790391" calcext:value-type="float">
            <text:p>19.1985160790391</text:p>
          </table:table-cell>
          <table:table-cell office:value-type="float" office:value="27.7085160790391" calcext:value-type="float">
            <text:p>27.7085160790391</text:p>
          </table:table-cell>
          <table:table-cell office:value-type="float" office:value="18.8685160790391" calcext:value-type="float">
            <text:p>18.8685160790391</text:p>
          </table:table-cell>
          <table:table-cell table:number-columns-repeated="1019"/>
        </table:table-row>
        <table:table-row table:style-name="ro1">
          <table:table-cell office:value-type="float" office:value="27.0392457108697" calcext:value-type="float">
            <text:p>27.0392457108697</text:p>
          </table:table-cell>
          <table:table-cell office:value-type="float" office:value="34.4792457108697" calcext:value-type="float">
            <text:p>34.4792457108697</text:p>
          </table:table-cell>
          <table:table-cell office:value-type="float" office:value="19.5989054005074" calcext:value-type="float">
            <text:p>19.5989054005074</text:p>
          </table:table-cell>
          <table:table-cell office:value-type="float" office:value="27.9289054005074" calcext:value-type="float">
            <text:p>27.9289054005074</text:p>
          </table:table-cell>
          <table:table-cell office:value-type="float" office:value="18.7489054005074" calcext:value-type="float">
            <text:p>18.7489054005074</text:p>
          </table:table-cell>
          <table:table-cell table:number-columns-repeated="1019"/>
        </table:table-row>
        <table:table-row table:style-name="ro1">
          <table:table-cell office:value-type="float" office:value="25.8119130597789" calcext:value-type="float">
            <text:p>25.8119130597789</text:p>
          </table:table-cell>
          <table:table-cell office:value-type="float" office:value="32.7719130597789" calcext:value-type="float">
            <text:p>32.7719130597789</text:p>
          </table:table-cell>
          <table:table-cell office:value-type="float" office:value="18.731619527315" calcext:value-type="float">
            <text:p>18.731619527315</text:p>
          </table:table-cell>
          <table:table-cell office:value-type="float" office:value="26.881619527315" calcext:value-type="float">
            <text:p>26.88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1">
          <table:table-cell office:value-type="float" office:value="25.1535611818305" calcext:value-type="float">
            <text:p>25.1535611818305</text:p>
          </table:table-cell>
          <table:table-cell office:value-type="float" office:value="31.7635611818305" calcext:value-type="float">
            <text:p>31.7635611818305</text:p>
          </table:table-cell>
          <table:table-cell office:value-type="float" office:value="18.361619527315" calcext:value-type="float">
            <text:p>18.361619527315</text:p>
          </table:table-cell>
          <table:table-cell office:value-type="float" office:value="26.751619527315" calcext:value-type="float">
            <text:p>26.751619527315</text:p>
          </table:table-cell>
          <table:table-cell office:value-type="float" office:value="18.671619527315" calcext:value-type="float">
            <text:p>18.671619527315</text:p>
          </table:table-cell>
          <table:table-cell table:number-columns-repeated="1019"/>
        </table:table-row>
        <table:table-row table:style-name="ro1">
          <table:table-cell office:value-type="float" office:value="25.6973685302072" calcext:value-type="float">
            <text:p>25.6973685302072</text:p>
          </table:table-cell>
          <table:table-cell office:value-type="float" office:value="33.4073685302072" calcext:value-type="float">
            <text:p>33.4073685302072</text:p>
          </table:table-cell>
          <table:table-cell office:value-type="float" office:value="18.561619527315" calcext:value-type="float">
            <text:p>18.561619527315</text:p>
          </table:table-cell>
          <table:table-cell office:value-type="float" office:value="26.961619527315" calcext:value-type="float">
            <text:p>26.961619527315</text:p>
          </table:table-cell>
          <table:table-cell office:value-type="float" office:value="18.781619527315" calcext:value-type="float">
            <text:p>18.781619527315</text:p>
          </table:table-cell>
          <table:table-cell table:number-columns-repeated="1019"/>
        </table:table-row>
        <table:table-row table:style-name="ro1">
          <table:table-cell office:value-type="float" office:value="25.4269973369561" calcext:value-type="float">
            <text:p>25.4269973369561</text:p>
          </table:table-cell>
          <table:table-cell office:value-type="float" office:value="33.2869973369561" calcext:value-type="float">
            <text:p>33.2869973369561</text:p>
          </table:table-cell>
          <table:table-cell office:value-type="float" office:value="18.651619527315" calcext:value-type="float">
            <text:p>18.651619527315</text:p>
          </table:table-cell>
          <table:table-cell office:value-type="float" office:value="27.071619527315" calcext:value-type="float">
            <text:p>27.071619527315</text:p>
          </table:table-cell>
          <table:table-cell office:value-type="float" office:value="18.631619527315" calcext:value-type="float">
            <text:p>18.631619527315</text:p>
          </table:table-cell>
          <table:table-cell table:number-columns-repeated="1019"/>
        </table:table-row>
        <table:table-row table:style-name="ro1">
          <table:table-cell office:value-type="float" office:value="25.6637552657807" calcext:value-type="float">
            <text:p>25.6637552657807</text:p>
          </table:table-cell>
          <table:table-cell office:value-type="float" office:value="33.4037552657807" calcext:value-type="float">
            <text:p>33.4037552657807</text:p>
          </table:table-cell>
          <table:table-cell office:value-type="float" office:value="18.4785160790391" calcext:value-type="float">
            <text:p>18.4785160790391</text:p>
          </table:table-cell>
          <table:table-cell office:value-type="float" office:value="27.0085160790391" calcext:value-type="float">
            <text:p>27.0085160790391</text:p>
          </table:table-cell>
          <table:table-cell office:value-type="float" office:value="19.1085160790391" calcext:value-type="float">
            <text:p>19.1085160790391</text:p>
          </table:table-cell>
          <table:table-cell table:number-columns-repeated="1019"/>
        </table:table-row>
        <table:table-row table:style-name="ro1">
          <table:table-cell office:value-type="float" office:value="26.9567024567212" calcext:value-type="float">
            <text:p>26.9567024567212</text:p>
          </table:table-cell>
          <table:table-cell office:value-type="float" office:value="34.1167024567212" calcext:value-type="float">
            <text:p>34.1167024567212</text:p>
          </table:table-cell>
          <table:table-cell office:value-type="float" office:value="19.6489054005074" calcext:value-type="float">
            <text:p>19.6489054005074</text:p>
          </table:table-cell>
          <table:table-cell office:value-type="float" office:value="27.8489054005074" calcext:value-type="float">
            <text:p>27.8489054005074</text:p>
          </table:table-cell>
          <table:table-cell office:value-type="float" office:value="18.5389054005074" calcext:value-type="float">
            <text:p>18.5389054005074</text:p>
          </table:table-cell>
          <table:table-cell table:number-columns-repeated="1019"/>
        </table:table-row>
        <table:table-row table:style-name="ro1">
          <table:table-cell office:value-type="float" office:value="25.2760845582732" calcext:value-type="float">
            <text:p>25.2760845582732</text:p>
          </table:table-cell>
          <table:table-cell office:value-type="float" office:value="32.4460845582732" calcext:value-type="float">
            <text:p>32.4460845582732</text:p>
          </table:table-cell>
          <table:table-cell office:value-type="float" office:value="18.781619527315" calcext:value-type="float">
            <text:p>18.781619527315</text:p>
          </table:table-cell>
          <table:table-cell office:value-type="float" office:value="26.971619527315" calcext:value-type="float">
            <text:p>26.97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1">
          <table:table-cell office:value-type="float" office:value="25.7561598473634" calcext:value-type="float">
            <text:p>25.7561598473634</text:p>
          </table:table-cell>
          <table:table-cell office:value-type="float" office:value="33.0161598473634" calcext:value-type="float">
            <text:p>33.0161598473634</text:p>
          </table:table-cell>
          <table:table-cell office:value-type="float" office:value="18.561619527315" calcext:value-type="float">
            <text:p>18.561619527315</text:p>
          </table:table-cell>
          <table:table-cell office:value-type="float" office:value="26.831619527315" calcext:value-type="float">
            <text:p>26.831619527315</text:p>
          </table:table-cell>
          <table:table-cell office:value-type="float" office:value="18.621619527315" calcext:value-type="float">
            <text:p>18.621619527315</text:p>
          </table:table-cell>
          <table:table-cell table:number-columns-repeated="1019"/>
        </table:table-row>
        <table:table-row table:style-name="ro1">
          <table:table-cell office:value-type="float" office:value="27.4199313002276" calcext:value-type="float">
            <text:p>27.4199313002276</text:p>
          </table:table-cell>
          <table:table-cell office:value-type="float" office:value="35.0999313002276" calcext:value-type="float">
            <text:p>35.0999313002276</text:p>
          </table:table-cell>
          <table:table-cell office:value-type="float" office:value="18.821619527315" calcext:value-type="float">
            <text:p>18.821619527315</text:p>
          </table:table-cell>
          <table:table-cell office:value-type="float" office:value="27.121619527315" calcext:value-type="float">
            <text:p>27.12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1">
          <table:table-cell office:value-type="float" office:value="26.4348938009488" calcext:value-type="float">
            <text:p>26.4348938009488</text:p>
          </table:table-cell>
          <table:table-cell office:value-type="float" office:value="34.5748938009488" calcext:value-type="float">
            <text:p>34.5748938009488</text:p>
          </table:table-cell>
          <table:table-cell office:value-type="float" office:value="18.731619527315" calcext:value-type="float">
            <text:p>18.731619527315</text:p>
          </table:table-cell>
          <table:table-cell office:value-type="float" office:value="27.211619527315" calcext:value-type="float">
            <text:p>27.211619527315</text:p>
          </table:table-cell>
          <table:table-cell office:value-type="float" office:value="18.641619527315" calcext:value-type="float">
            <text:p>18.641619527315</text:p>
          </table:table-cell>
          <table:table-cell table:number-columns-repeated="1019"/>
        </table:table-row>
        <table:table-row table:style-name="ro1">
          <table:table-cell office:value-type="float" office:value="26.6973212347567" calcext:value-type="float">
            <text:p>26.6973212347567</text:p>
          </table:table-cell>
          <table:table-cell office:value-type="float" office:value="34.6373212347568" calcext:value-type="float">
            <text:p>34.6373212347568</text:p>
          </table:table-cell>
          <table:table-cell office:value-type="float" office:value="18.5685160790391" calcext:value-type="float">
            <text:p>18.5685160790391</text:p>
          </table:table-cell>
          <table:table-cell office:value-type="float" office:value="26.7285160790391" calcext:value-type="float">
            <text:p>26.7285160790391</text:p>
          </table:table-cell>
          <table:table-cell office:value-type="float" office:value="19.1485160790391" calcext:value-type="float">
            <text:p>19.1485160790391</text:p>
          </table:table-cell>
          <table:table-cell table:number-columns-repeated="1019"/>
        </table:table-row>
        <table:table-row table:style-name="ro1">
          <table:table-cell office:value-type="float" office:value="25.5242521606976" calcext:value-type="float">
            <text:p>25.5242521606976</text:p>
          </table:table-cell>
          <table:table-cell office:value-type="float" office:value="32.8442521606976" calcext:value-type="float">
            <text:p>32.8442521606976</text:p>
          </table:table-cell>
          <table:table-cell office:value-type="float" office:value="19.5789054005074" calcext:value-type="float">
            <text:p>19.5789054005074</text:p>
          </table:table-cell>
          <table:table-cell office:value-type="float" office:value="27.6189054005074" calcext:value-type="float">
            <text:p>27.6189054005074</text:p>
          </table:table-cell>
          <table:table-cell office:value-type="float" office:value="18.6889054005074" calcext:value-type="float">
            <text:p>18.6889054005074</text:p>
          </table:table-cell>
          <table:table-cell table:number-columns-repeated="1019"/>
        </table:table-row>
        <table:table-row table:style-name="ro1">
          <table:table-cell office:value-type="float" office:value="25.5283234843665" calcext:value-type="float">
            <text:p>25.5283234843665</text:p>
          </table:table-cell>
          <table:table-cell office:value-type="float" office:value="32.4583234843665" calcext:value-type="float">
            <text:p>32.4583234843665</text:p>
          </table:table-cell>
          <table:table-cell office:value-type="float" office:value="19.5989054005074" calcext:value-type="float">
            <text:p>19.5989054005074</text:p>
          </table:table-cell>
          <table:table-cell office:value-type="float" office:value="27.9189054005074" calcext:value-type="float">
            <text:p>27.9189054005074</text:p>
          </table:table-cell>
          <table:table-cell office:value-type="float" office:value="18.7389054005074" calcext:value-type="float">
            <text:p>18.7389054005074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FPE" table:style-name="ta2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UniSp2</text:p>
          </table:table-cell>
          <table:table-cell office:value-type="string" calcext:value-type="string">
            <text:p>UniSp4</text:p>
          </table:table-cell>
          <table:table-cell office:value-type="string" calcext:value-type="string">
            <text:p>UniSp6</text:p>
          </table:table-cell>
          <table:table-cell office:value-type="string" calcext:value-type="string">
            <text:p>cel-miR-39-3p</text:p>
          </table:table-cell>
          <table:table-cell office:value-type="string" calcext:value-type="string">
            <text:p>UniSp3_IPC</text:p>
          </table:table-cell>
          <table:table-cell table:number-columns-repeated="1019"/>
        </table:table-row>
        <table:table-row table:style-name="ro1">
          <table:table-cell office:value-type="float" office:value="24.8741174911113" calcext:value-type="float">
            <text:p>24.8741174911113</text:p>
          </table:table-cell>
          <table:table-cell office:value-type="float" office:value="32.3741174911113" calcext:value-type="float">
            <text:p>32.3741174911113</text:p>
          </table:table-cell>
          <table:table-cell office:value-type="float" office:value="19.6489054005074" calcext:value-type="float">
            <text:p>19.6489054005074</text:p>
          </table:table-cell>
          <table:table-cell office:value-type="float" office:value="28.3089054005074" calcext:value-type="float">
            <text:p>28.3089054005074</text:p>
          </table:table-cell>
          <table:table-cell office:value-type="float" office:value="18.8089054005074" calcext:value-type="float">
            <text:p>18.8089054005074</text:p>
          </table:table-cell>
          <table:table-cell table:number-columns-repeated="1019"/>
        </table:table-row>
        <table:table-row table:style-name="ro1">
          <table:table-cell office:value-type="float" office:value="25.0385873559844" calcext:value-type="float">
            <text:p>25.0385873559844</text:p>
          </table:table-cell>
          <table:table-cell office:value-type="float" office:value="32.2585873559844" calcext:value-type="float">
            <text:p>32.2585873559844</text:p>
          </table:table-cell>
          <table:table-cell office:value-type="float" office:value="19.2485160790391" calcext:value-type="float">
            <text:p>19.2485160790391</text:p>
          </table:table-cell>
          <table:table-cell office:value-type="float" office:value="27.7585160790391" calcext:value-type="float">
            <text:p>27.7585160790391</text:p>
          </table:table-cell>
          <table:table-cell office:value-type="float" office:value="18.8985160790391" calcext:value-type="float">
            <text:p>18.8985160790391</text:p>
          </table:table-cell>
          <table:table-cell table:number-columns-repeated="1019"/>
        </table:table-row>
        <table:table-row table:style-name="ro1">
          <table:table-cell office:value-type="float" office:value="24.5623379979162" calcext:value-type="float">
            <text:p>24.5623379979162</text:p>
          </table:table-cell>
          <table:table-cell office:value-type="float" office:value="32.1523379979162" calcext:value-type="float">
            <text:p>32.1523379979162</text:p>
          </table:table-cell>
          <table:table-cell office:value-type="float" office:value="19.4689054005074" calcext:value-type="float">
            <text:p>19.4689054005074</text:p>
          </table:table-cell>
          <table:table-cell office:value-type="float" office:value="27.8689054005074" calcext:value-type="float">
            <text:p>27.8689054005074</text:p>
          </table:table-cell>
          <table:table-cell office:value-type="float" office:value="18.7989054005074" calcext:value-type="float">
            <text:p>18.7989054005074</text:p>
          </table:table-cell>
          <table:table-cell table:number-columns-repeated="1019"/>
        </table:table-row>
        <table:table-row table:style-name="ro1">
          <table:table-cell office:value-type="float" office:value="23.8439912678181" calcext:value-type="float">
            <text:p>23.8439912678181</text:p>
          </table:table-cell>
          <table:table-cell office:value-type="float" office:value="31.0439912678181" calcext:value-type="float">
            <text:p>31.0439912678181</text:p>
          </table:table-cell>
          <table:table-cell office:value-type="float" office:value="18.6851827457058" calcext:value-type="float">
            <text:p>18.6851827457058</text:p>
          </table:table-cell>
          <table:table-cell office:value-type="float" office:value="27.0218494123725" calcext:value-type="float">
            <text:p>27.0218494123725</text:p>
          </table:table-cell>
          <table:table-cell office:value-type="float" office:value="18.6685160790391" calcext:value-type="float">
            <text:p>18.6685160790391</text:p>
          </table:table-cell>
          <table:table-cell table:number-columns-repeated="1019"/>
        </table:table-row>
        <table:table-row table:style-name="ro1">
          <table:table-cell office:value-type="float" office:value="24.1222929802995" calcext:value-type="float">
            <text:p>24.1222929802995</text:p>
          </table:table-cell>
          <table:table-cell office:value-type="float" office:value="31.4722929802995" calcext:value-type="float">
            <text:p>31.4722929802995</text:p>
          </table:table-cell>
          <table:table-cell office:value-type="float" office:value="18.9985160790391" calcext:value-type="float">
            <text:p>18.9985160790391</text:p>
          </table:table-cell>
          <table:table-cell office:value-type="float" office:value="27.8585160790391" calcext:value-type="float">
            <text:p>27.8585160790391</text:p>
          </table:table-cell>
          <table:table-cell office:value-type="float" office:value="18.7585160790391" calcext:value-type="float">
            <text:p>18.7585160790391</text:p>
          </table:table-cell>
          <table:table-cell table:number-columns-repeated="1019"/>
        </table:table-row>
        <table:table-row table:style-name="ro1">
          <table:table-cell office:value-type="float" office:value="24.8126696734664" calcext:value-type="float">
            <text:p>24.8126696734664</text:p>
          </table:table-cell>
          <table:table-cell office:value-type="float" office:value="32.0826696734664" calcext:value-type="float">
            <text:p>32.0826696734664</text:p>
          </table:table-cell>
          <table:table-cell office:value-type="float" office:value="19.7989054005074" calcext:value-type="float">
            <text:p>19.7989054005074</text:p>
          </table:table-cell>
          <table:table-cell office:value-type="float" office:value="28.0789054005074" calcext:value-type="float">
            <text:p>28.0789054005074</text:p>
          </table:table-cell>
          <table:table-cell office:value-type="float" office:value="18.7489054005074" calcext:value-type="float">
            <text:p>18.7489054005074</text:p>
          </table:table-cell>
          <table:table-cell table:number-columns-repeated="1019"/>
        </table:table-row>
        <table:table-row table:style-name="ro1">
          <table:table-cell office:value-type="float" office:value="23.7737487312169" calcext:value-type="float">
            <text:p>23.7737487312169</text:p>
          </table:table-cell>
          <table:table-cell office:value-type="float" office:value="31.2737487312169" calcext:value-type="float">
            <text:p>31.2737487312169</text:p>
          </table:table-cell>
          <table:table-cell office:value-type="float" office:value="18.981619527315" calcext:value-type="float">
            <text:p>18.981619527315</text:p>
          </table:table-cell>
          <table:table-cell office:value-type="float" office:value="27.511619527315" calcext:value-type="float">
            <text:p>27.511619527315</text:p>
          </table:table-cell>
          <table:table-cell office:value-type="float" office:value="18.641619527315" calcext:value-type="float">
            <text:p>18.641619527315</text:p>
          </table:table-cell>
          <table:table-cell table:number-columns-repeated="1019"/>
        </table:table-row>
        <table:table-row table:style-name="ro1">
          <table:table-cell office:value-type="float" office:value="24.782587868406" calcext:value-type="float">
            <text:p>24.782587868406</text:p>
          </table:table-cell>
          <table:table-cell office:value-type="float" office:value="31.982587868406" calcext:value-type="float">
            <text:p>31.982587868406</text:p>
          </table:table-cell>
          <table:table-cell office:value-type="float" office:value="18.4189054005074" calcext:value-type="float">
            <text:p>18.4189054005074</text:p>
          </table:table-cell>
          <table:table-cell office:value-type="float" office:value="27.9189054005074" calcext:value-type="float">
            <text:p>27.9189054005074</text:p>
          </table:table-cell>
          <table:table-cell office:value-type="float" office:value="18.7489054005074" calcext:value-type="float">
            <text:p>18.7489054005074</text:p>
          </table:table-cell>
          <table:table-cell table:number-columns-repeated="1019"/>
        </table:table-row>
        <table:table-row table:style-name="ro1">
          <table:table-cell office:value-type="float" office:value="24.1761396385155" calcext:value-type="float">
            <text:p>24.1761396385155</text:p>
          </table:table-cell>
          <table:table-cell office:value-type="float" office:value="31.1561396385155" calcext:value-type="float">
            <text:p>31.1561396385155</text:p>
          </table:table-cell>
          <table:table-cell office:value-type="float" office:value="18.931619527315" calcext:value-type="float">
            <text:p>18.931619527315</text:p>
          </table:table-cell>
          <table:table-cell office:value-type="float" office:value="27.401619527315" calcext:value-type="float">
            <text:p>27.401619527315</text:p>
          </table:table-cell>
          <table:table-cell office:value-type="float" office:value="18.731619527315" calcext:value-type="float">
            <text:p>18.731619527315</text:p>
          </table:table-cell>
          <table:table-cell table:number-columns-repeated="1019"/>
        </table:table-row>
        <table:table-row table:style-name="ro1">
          <table:table-cell office:value-type="float" office:value="26.3661166634444" calcext:value-type="float">
            <text:p>26.3661166634444</text:p>
          </table:table-cell>
          <table:table-cell office:value-type="float" office:value="33.5461166634444" calcext:value-type="float">
            <text:p>33.5461166634444</text:p>
          </table:table-cell>
          <table:table-cell office:value-type="float" office:value="18.741619527315" calcext:value-type="float">
            <text:p>18.741619527315</text:p>
          </table:table-cell>
          <table:table-cell office:value-type="float" office:value="27.391619527315" calcext:value-type="float">
            <text:p>27.39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1">
          <table:table-cell office:value-type="float" office:value="23.0707344463088" calcext:value-type="float">
            <text:p>23.0707344463088</text:p>
          </table:table-cell>
          <table:table-cell office:value-type="float" office:value="30.9907344463088" calcext:value-type="float">
            <text:p>30.9907344463088</text:p>
          </table:table-cell>
          <table:table-cell office:value-type="float" office:value="18.7085160790391" calcext:value-type="float">
            <text:p>18.7085160790391</text:p>
          </table:table-cell>
          <table:table-cell office:value-type="float" office:value="27.1685160790391" calcext:value-type="float">
            <text:p>27.1685160790391</text:p>
          </table:table-cell>
          <table:table-cell office:value-type="float" office:value="18.9885160790391" calcext:value-type="float">
            <text:p>18.9885160790391</text:p>
          </table:table-cell>
          <table:table-cell table:number-columns-repeated="1019"/>
        </table:table-row>
        <table:table-row table:style-name="ro1">
          <table:table-cell office:value-type="float" office:value="24.4388753938635" calcext:value-type="float">
            <text:p>24.4388753938635</text:p>
          </table:table-cell>
          <table:table-cell office:value-type="float" office:value="31.6588753938635" calcext:value-type="float">
            <text:p>31.6588753938635</text:p>
          </table:table-cell>
          <table:table-cell office:value-type="float" office:value="18.801619527315" calcext:value-type="float">
            <text:p>18.801619527315</text:p>
          </table:table-cell>
          <table:table-cell office:value-type="float" office:value="27.141619527315" calcext:value-type="float">
            <text:p>27.141619527315</text:p>
          </table:table-cell>
          <table:table-cell office:value-type="float" office:value="18.791619527315" calcext:value-type="float">
            <text:p>18.791619527315</text:p>
          </table:table-cell>
          <table:table-cell table:number-columns-repeated="1019"/>
        </table:table-row>
        <table:table-row table:style-name="ro1">
          <table:table-cell office:value-type="float" office:value="26.660980801055" calcext:value-type="float">
            <text:p>26.660980801055</text:p>
          </table:table-cell>
          <table:table-cell office:value-type="float" office:value="33.170980801055" calcext:value-type="float">
            <text:p>33.170980801055</text:p>
          </table:table-cell>
          <table:table-cell office:value-type="float" office:value="19.021619527315" calcext:value-type="float">
            <text:p>19.021619527315</text:p>
          </table:table-cell>
          <table:table-cell office:value-type="float" office:value="27.341619527315" calcext:value-type="float">
            <text:p>27.341619527315</text:p>
          </table:table-cell>
          <table:table-cell office:value-type="float" office:value="18.651619527315" calcext:value-type="float">
            <text:p>18.651619527315</text:p>
          </table:table-cell>
          <table:table-cell table:number-columns-repeated="1019"/>
        </table:table-row>
        <table:table-row table:style-name="ro1">
          <table:table-cell office:value-type="float" office:value="24.880659441328" calcext:value-type="float">
            <text:p>24.880659441328</text:p>
          </table:table-cell>
          <table:table-cell office:value-type="float" office:value="32.080659441328" calcext:value-type="float">
            <text:p>32.080659441328</text:p>
          </table:table-cell>
          <table:table-cell office:value-type="float" office:value="19.4589054005074" calcext:value-type="float">
            <text:p>19.4589054005074</text:p>
          </table:table-cell>
          <table:table-cell office:value-type="float" office:value="27.7289054005074" calcext:value-type="float">
            <text:p>27.7289054005074</text:p>
          </table:table-cell>
          <table:table-cell office:value-type="float" office:value="18.7589054005074" calcext:value-type="float">
            <text:p>18.7589054005074</text:p>
          </table:table-cell>
          <table:table-cell table:number-columns-repeated="1019"/>
        </table:table-row>
        <table:table-row table:style-name="ro1">
          <table:table-cell office:value-type="float" office:value="25.2589766774527" calcext:value-type="float">
            <text:p>25.2589766774527</text:p>
          </table:table-cell>
          <table:table-cell office:value-type="float" office:value="32.6189766774527" calcext:value-type="float">
            <text:p>32.6189766774527</text:p>
          </table:table-cell>
          <table:table-cell office:value-type="float" office:value="19.6389054005074" calcext:value-type="float">
            <text:p>19.6389054005074</text:p>
          </table:table-cell>
          <table:table-cell office:value-type="float" office:value="27.9089054005074" calcext:value-type="float">
            <text:p>27.9089054005074</text:p>
          </table:table-cell>
          <table:table-cell office:value-type="float" office:value="18.6889054005074" calcext:value-type="float">
            <text:p>18.6889054005074</text:p>
          </table:table-cell>
          <table:table-cell table:number-columns-repeated="1019"/>
        </table:table-row>
        <table:table-row table:style-name="ro1">
          <table:table-cell office:value-type="float" office:value="24.8928117721857" calcext:value-type="float">
            <text:p>24.8928117721857</text:p>
          </table:table-cell>
          <table:table-cell office:value-type="float" office:value="31.7028117721857" calcext:value-type="float">
            <text:p>31.7028117721857</text:p>
          </table:table-cell>
          <table:table-cell office:value-type="float" office:value="19.6389054005074" calcext:value-type="float">
            <text:p>19.6389054005074</text:p>
          </table:table-cell>
          <table:table-cell office:value-type="float" office:value="27.7289054005074" calcext:value-type="float">
            <text:p>27.7289054005074</text:p>
          </table:table-cell>
          <table:table-cell office:value-type="float" office:value="18.7689054005074" calcext:value-type="float">
            <text:p>18.7689054005074</text:p>
          </table:table-cell>
          <table:table-cell table:number-columns-repeated="1019"/>
        </table:table-row>
        <table:table-row table:style-name="ro1">
          <table:table-cell office:value-type="float" office:value="25.5451750409805" calcext:value-type="float">
            <text:p>25.5451750409805</text:p>
          </table:table-cell>
          <table:table-cell office:value-type="float" office:value="32.7051750409805" calcext:value-type="float">
            <text:p>32.7051750409805</text:p>
          </table:table-cell>
          <table:table-cell office:value-type="float" office:value="19.4485160790391" calcext:value-type="float">
            <text:p>19.4485160790391</text:p>
          </table:table-cell>
          <table:table-cell office:value-type="float" office:value="27.7985160790391" calcext:value-type="float">
            <text:p>27.7985160790391</text:p>
          </table:table-cell>
          <table:table-cell office:value-type="float" office:value="18.9485160790391" calcext:value-type="float">
            <text:p>18.9485160790391</text:p>
          </table:table-cell>
          <table:table-cell table:number-columns-repeated="1019"/>
        </table:table-row>
        <table:table-row table:style-name="ro1">
          <table:table-cell office:value-type="float" office:value="25.571932532857" calcext:value-type="float">
            <text:p>25.571932532857</text:p>
          </table:table-cell>
          <table:table-cell office:value-type="float" office:value="33.421932532857" calcext:value-type="float">
            <text:p>33.421932532857</text:p>
          </table:table-cell>
          <table:table-cell office:value-type="float" office:value="19.0985160790391" calcext:value-type="float">
            <text:p>19.0985160790391</text:p>
          </table:table-cell>
          <table:table-cell office:value-type="float" office:value="27.7685160790391" calcext:value-type="float">
            <text:p>27.7685160790391</text:p>
          </table:table-cell>
          <table:table-cell office:value-type="float" office:value="18.9585160790391" calcext:value-type="float">
            <text:p>18.9585160790391</text:p>
          </table:table-cell>
          <table:table-cell table:number-columns-repeated="1019"/>
        </table:table-row>
        <table:table-row table:style-name="ro1">
          <table:table-cell office:value-type="float" office:value="25.4102701198597" calcext:value-type="float">
            <text:p>25.4102701198597</text:p>
          </table:table-cell>
          <table:table-cell office:value-type="float" office:value="32.9102701198597" calcext:value-type="float">
            <text:p>32.9102701198597</text:p>
          </table:table-cell>
          <table:table-cell office:value-type="float" office:value="18.7085160790391" calcext:value-type="float">
            <text:p>18.7085160790391</text:p>
          </table:table-cell>
          <table:table-cell office:value-type="float" office:value="27.1385160790391" calcext:value-type="float">
            <text:p>27.1385160790391</text:p>
          </table:table-cell>
          <table:table-cell office:value-type="float" office:value="18.9285160790391" calcext:value-type="float">
            <text:p>18.9285160790391</text:p>
          </table:table-cell>
          <table:table-cell table:number-columns-repeated="1019"/>
        </table:table-row>
        <table:table-row table:style-name="ro1">
          <table:table-cell office:value-type="float" office:value="25.5878773527791" calcext:value-type="float">
            <text:p>25.5878773527791</text:p>
          </table:table-cell>
          <table:table-cell office:value-type="float" office:value="32.7178773527791" calcext:value-type="float">
            <text:p>32.7178773527791</text:p>
          </table:table-cell>
          <table:table-cell office:value-type="float" office:value="19.0085160790391" calcext:value-type="float">
            <text:p>19.0085160790391</text:p>
          </table:table-cell>
          <table:table-cell office:value-type="float" office:value="27.2685160790391" calcext:value-type="float">
            <text:p>27.2685160790391</text:p>
          </table:table-cell>
          <table:table-cell office:value-type="float" office:value="18.9685160790391" calcext:value-type="float">
            <text:p>18.9685160790391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sma" table:style-name="ta3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5" table:number-columns-repeated="3" table:default-cell-style-name="ce2"/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5" table:default-cell-style-name="ce2"/>
        <table:table-column table:style-name="co9" table:number-columns-repeated="1000" table:default-cell-style-name="ce2"/>
        <table:table-row table:style-name="ro3">
          <table:table-cell office:value-type="string" calcext:value-type="string">
            <text:p>UniSp2</text:p>
          </table:table-cell>
          <table:table-cell office:value-type="string" calcext:value-type="string">
            <text:p>UniSp4</text:p>
          </table:table-cell>
          <table:table-cell office:value-type="string" calcext:value-type="string">
            <text:p>UniSp6</text:p>
          </table:table-cell>
          <table:table-cell office:value-type="string" calcext:value-type="string">
            <text:p>cel-miR-39-3p</text:p>
          </table:table-cell>
          <table:table-cell office:value-type="string" calcext:value-type="string">
            <text:p>UniSp3_IPC</text:p>
          </table:table-cell>
          <table:table-cell table:number-columns-repeated="1019"/>
        </table:table-row>
        <table:table-row table:style-name="ro3">
          <table:table-cell office:value-type="float" office:value="22.1885160790391" calcext:value-type="float">
            <text:p>22.1885160790391</text:p>
          </table:table-cell>
          <table:table-cell office:value-type="float" office:value="29.7885160790391" calcext:value-type="float">
            <text:p>29.7885160790391</text:p>
          </table:table-cell>
          <table:table-cell office:value-type="float" office:value="18.0985160790391" calcext:value-type="float">
            <text:p>18.0985160790391</text:p>
          </table:table-cell>
          <table:table-cell office:value-type="float" office:value="27.0685160790391" calcext:value-type="float">
            <text:p>27.0685160790391</text:p>
          </table:table-cell>
          <table:table-cell office:value-type="float" office:value="18.3285160790391" calcext:value-type="float">
            <text:p>18.3285160790391</text:p>
          </table:table-cell>
          <table:table-cell table:number-columns-repeated="1019"/>
        </table:table-row>
        <table:table-row table:style-name="ro3">
          <table:table-cell office:value-type="float" office:value="20.9885160790391" calcext:value-type="float">
            <text:p>20.9885160790391</text:p>
          </table:table-cell>
          <table:table-cell office:value-type="float" office:value="28.2685160790391" calcext:value-type="float">
            <text:p>28.2685160790391</text:p>
          </table:table-cell>
          <table:table-cell office:value-type="float" office:value="18.5385160790391" calcext:value-type="float">
            <text:p>18.5385160790391</text:p>
          </table:table-cell>
          <table:table-cell office:value-type="float" office:value="26.9685160790391" calcext:value-type="float">
            <text:p>26.9685160790391</text:p>
          </table:table-cell>
          <table:table-cell office:value-type="float" office:value="18.3685160790391" calcext:value-type="float">
            <text:p>18.3685160790391</text:p>
          </table:table-cell>
          <table:table-cell table:number-columns-repeated="1019"/>
        </table:table-row>
        <table:table-row table:style-name="ro3">
          <table:table-cell office:value-type="float" office:value="20.9585160790391" calcext:value-type="float">
            <text:p>20.9585160790391</text:p>
          </table:table-cell>
          <table:table-cell office:value-type="float" office:value="28.5285160790391" calcext:value-type="float">
            <text:p>28.5285160790391</text:p>
          </table:table-cell>
          <table:table-cell office:value-type="float" office:value="18.7485160790391" calcext:value-type="float">
            <text:p>18.7485160790391</text:p>
          </table:table-cell>
          <table:table-cell office:value-type="float" office:value="27.1485160790391" calcext:value-type="float">
            <text:p>27.1485160790391</text:p>
          </table:table-cell>
          <table:table-cell office:value-type="float" office:value="18.3485160790391" calcext:value-type="float">
            <text:p>18.3485160790391</text:p>
          </table:table-cell>
          <table:table-cell table:number-columns-repeated="1019"/>
        </table:table-row>
        <table:table-row table:style-name="ro3">
          <table:table-cell office:value-type="float" office:value="21.4985160790391" calcext:value-type="float">
            <text:p>21.4985160790391</text:p>
          </table:table-cell>
          <table:table-cell office:value-type="float" office:value="28.8785160790391" calcext:value-type="float">
            <text:p>28.8785160790391</text:p>
          </table:table-cell>
          <table:table-cell office:value-type="float" office:value="18.6685160790391" calcext:value-type="float">
            <text:p>18.6685160790391</text:p>
          </table:table-cell>
          <table:table-cell office:value-type="float" office:value="27.0485160790391" calcext:value-type="float">
            <text:p>27.0485160790391</text:p>
          </table:table-cell>
          <table:table-cell office:value-type="float" office:value="18.3785160790391" calcext:value-type="float">
            <text:p>18.3785160790391</text:p>
          </table:table-cell>
          <table:table-cell table:number-columns-repeated="1019"/>
        </table:table-row>
        <table:table-row table:style-name="ro3">
          <table:table-cell office:value-type="float" office:value="22.4985160790391" calcext:value-type="float">
            <text:p>22.4985160790391</text:p>
          </table:table-cell>
          <table:table-cell office:value-type="float" office:value="29.5685160790391" calcext:value-type="float">
            <text:p>29.5685160790391</text:p>
          </table:table-cell>
          <table:table-cell office:value-type="float" office:value="18.3585160790391" calcext:value-type="float">
            <text:p>18.3585160790391</text:p>
          </table:table-cell>
          <table:table-cell office:value-type="float" office:value="26.7785160790391" calcext:value-type="float">
            <text:p>26.7785160790391</text:p>
          </table:table-cell>
          <table:table-cell office:value-type="float" office:value="18.4585160790391" calcext:value-type="float">
            <text:p>18.4585160790391</text:p>
          </table:table-cell>
          <table:table-cell table:number-columns-repeated="1019"/>
        </table:table-row>
        <table:table-row table:style-name="ro3">
          <table:table-cell office:value-type="float" office:value="19.511619527315" calcext:value-type="float">
            <text:p>19.511619527315</text:p>
          </table:table-cell>
          <table:table-cell office:value-type="float" office:value="26.761619527315" calcext:value-type="float">
            <text:p>26.761619527315</text:p>
          </table:table-cell>
          <table:table-cell office:value-type="float" office:value="18.601619527315" calcext:value-type="float">
            <text:p>18.601619527315</text:p>
          </table:table-cell>
          <table:table-cell office:value-type="float" office:value="27.111619527315" calcext:value-type="float">
            <text:p>27.111619527315</text:p>
          </table:table-cell>
          <table:table-cell office:value-type="float" office:value="18.631619527315" calcext:value-type="float">
            <text:p>18.631619527315</text:p>
          </table:table-cell>
          <table:table-cell table:number-columns-repeated="1019"/>
        </table:table-row>
        <table:table-row table:style-name="ro3">
          <table:table-cell office:value-type="float" office:value="23.221619527315" calcext:value-type="float">
            <text:p>23.221619527315</text:p>
          </table:table-cell>
          <table:table-cell office:value-type="float" office:value="30.061619527315" calcext:value-type="float">
            <text:p>30.061619527315</text:p>
          </table:table-cell>
          <table:table-cell office:value-type="float" office:value="18.491619527315" calcext:value-type="float">
            <text:p>18.491619527315</text:p>
          </table:table-cell>
          <table:table-cell office:value-type="float" office:value="26.811619527315" calcext:value-type="float">
            <text:p>26.811619527315</text:p>
          </table:table-cell>
          <table:table-cell office:value-type="float" office:value="18.761619527315" calcext:value-type="float">
            <text:p>18.761619527315</text:p>
          </table:table-cell>
          <table:table-cell table:number-columns-repeated="1019"/>
        </table:table-row>
        <table:table-row table:style-name="ro3">
          <table:table-cell office:value-type="float" office:value="22.351619527315" calcext:value-type="float">
            <text:p>22.351619527315</text:p>
          </table:table-cell>
          <table:table-cell office:value-type="float" office:value="29.971619527315" calcext:value-type="float">
            <text:p>29.971619527315</text:p>
          </table:table-cell>
          <table:table-cell office:value-type="float" office:value="18.771619527315" calcext:value-type="float">
            <text:p>18.771619527315</text:p>
          </table:table-cell>
          <table:table-cell office:value-type="float" office:value="27.201619527315" calcext:value-type="float">
            <text:p>27.201619527315</text:p>
          </table:table-cell>
          <table:table-cell office:value-type="float" office:value="18.641619527315" calcext:value-type="float">
            <text:p>18.641619527315</text:p>
          </table:table-cell>
          <table:table-cell table:number-columns-repeated="1019"/>
        </table:table-row>
        <table:table-row table:style-name="ro3">
          <table:table-cell office:value-type="float" office:value="21.691619527315" calcext:value-type="float">
            <text:p>21.691619527315</text:p>
          </table:table-cell>
          <table:table-cell office:value-type="float" office:value="28.331619527315" calcext:value-type="float">
            <text:p>28.331619527315</text:p>
          </table:table-cell>
          <table:table-cell office:value-type="float" office:value="18.601619527315" calcext:value-type="float">
            <text:p>18.601619527315</text:p>
          </table:table-cell>
          <table:table-cell office:value-type="float" office:value="27.001619527315" calcext:value-type="float">
            <text:p>27.001619527315</text:p>
          </table:table-cell>
          <table:table-cell office:value-type="float" office:value="18.741619527315" calcext:value-type="float">
            <text:p>18.741619527315</text:p>
          </table:table-cell>
          <table:table-cell table:number-columns-repeated="1019"/>
        </table:table-row>
        <table:table-row table:style-name="ro3">
          <table:table-cell office:value-type="float" office:value="22.201619527315" calcext:value-type="float">
            <text:p>22.201619527315</text:p>
          </table:table-cell>
          <table:table-cell office:value-type="float" office:value="28.711619527315" calcext:value-type="float">
            <text:p>28.711619527315</text:p>
          </table:table-cell>
          <table:table-cell office:value-type="float" office:value="18.541619527315" calcext:value-type="float">
            <text:p>18.541619527315</text:p>
          </table:table-cell>
          <table:table-cell office:value-type="float" office:value="26.771619527315" calcext:value-type="float">
            <text:p>26.771619527315</text:p>
          </table:table-cell>
          <table:table-cell office:value-type="float" office:value="18.661619527315" calcext:value-type="float">
            <text:p>18.661619527315</text:p>
          </table:table-cell>
          <table:table-cell table:number-columns-repeated="1019"/>
        </table:table-row>
        <table:table-row table:style-name="ro3">
          <table:table-cell office:value-type="float" office:value="20.5285160790391" calcext:value-type="float">
            <text:p>20.5285160790391</text:p>
          </table:table-cell>
          <table:table-cell office:value-type="float" office:value="27.7285160790391" calcext:value-type="float">
            <text:p>27.7285160790391</text:p>
          </table:table-cell>
          <table:table-cell office:value-type="float" office:value="18.5785160790391" calcext:value-type="float">
            <text:p>18.5785160790391</text:p>
          </table:table-cell>
          <table:table-cell office:value-type="float" office:value="26.7385160790391" calcext:value-type="float">
            <text:p>26.7385160790391</text:p>
          </table:table-cell>
          <table:table-cell office:value-type="float" office:value="18.1685160790391" calcext:value-type="float">
            <text:p>18.1685160790391</text:p>
          </table:table-cell>
          <table:table-cell table:number-columns-repeated="1019"/>
        </table:table-row>
        <table:table-row table:style-name="ro3">
          <table:table-cell office:value-type="float" office:value="22.251619527315" calcext:value-type="float">
            <text:p>22.251619527315</text:p>
          </table:table-cell>
          <table:table-cell office:value-type="float" office:value="29.141619527315" calcext:value-type="float">
            <text:p>29.141619527315</text:p>
          </table:table-cell>
          <table:table-cell office:value-type="float" office:value="18.841619527315" calcext:value-type="float">
            <text:p>18.841619527315</text:p>
          </table:table-cell>
          <table:table-cell office:value-type="float" office:value="26.931619527315" calcext:value-type="float">
            <text:p>26.931619527315</text:p>
          </table:table-cell>
          <table:table-cell office:value-type="float" office:value="18.651619527315" calcext:value-type="float">
            <text:p>18.651619527315</text:p>
          </table:table-cell>
          <table:table-cell table:number-columns-repeated="1019"/>
        </table:table-row>
        <table:table-row table:style-name="ro3">
          <table:table-cell office:value-type="float" office:value="22.561619527315" calcext:value-type="float">
            <text:p>22.561619527315</text:p>
          </table:table-cell>
          <table:table-cell office:value-type="float" office:value="28.891619527315" calcext:value-type="float">
            <text:p>28.891619527315</text:p>
          </table:table-cell>
          <table:table-cell office:value-type="float" office:value="18.981619527315" calcext:value-type="float">
            <text:p>18.981619527315</text:p>
          </table:table-cell>
          <table:table-cell office:value-type="float" office:value="26.991619527315" calcext:value-type="float">
            <text:p>26.991619527315</text:p>
          </table:table-cell>
          <table:table-cell office:value-type="float" office:value="18.781619527315" calcext:value-type="float">
            <text:p>18.781619527315</text:p>
          </table:table-cell>
          <table:table-cell table:number-columns-repeated="1019"/>
        </table:table-row>
        <table:table-row table:style-name="ro3">
          <table:table-cell office:value-type="float" office:value="22.631619527315" calcext:value-type="float">
            <text:p>22.631619527315</text:p>
          </table:table-cell>
          <table:table-cell office:value-type="float" office:value="29.611619527315" calcext:value-type="float">
            <text:p>29.611619527315</text:p>
          </table:table-cell>
          <table:table-cell office:value-type="float" office:value="18.741619527315" calcext:value-type="float">
            <text:p>18.741619527315</text:p>
          </table:table-cell>
          <table:table-cell office:value-type="float" office:value="27.041619527315" calcext:value-type="float">
            <text:p>27.041619527315</text:p>
          </table:table-cell>
          <table:table-cell office:value-type="float" office:value="18.671619527315" calcext:value-type="float">
            <text:p>18.671619527315</text:p>
          </table:table-cell>
          <table:table-cell table:number-columns-repeated="1019"/>
        </table:table-row>
        <table:table-row table:style-name="ro3">
          <table:table-cell office:value-type="float" office:value="21.971619527315" calcext:value-type="float">
            <text:p>21.971619527315</text:p>
          </table:table-cell>
          <table:table-cell office:value-type="float" office:value="29.631619527315" calcext:value-type="float">
            <text:p>29.631619527315</text:p>
          </table:table-cell>
          <table:table-cell office:value-type="float" office:value="18.711619527315" calcext:value-type="float">
            <text:p>18.711619527315</text:p>
          </table:table-cell>
          <table:table-cell office:value-type="float" office:value="26.761619527315" calcext:value-type="float">
            <text:p>26.761619527315</text:p>
          </table:table-cell>
          <table:table-cell office:value-type="float" office:value="18.771619527315" calcext:value-type="float">
            <text:p>18.771619527315</text:p>
          </table:table-cell>
          <table:table-cell table:number-columns-repeated="1019"/>
        </table:table-row>
        <table:table-row table:style-name="ro3">
          <table:table-cell office:value-type="float" office:value="22.451619527315" calcext:value-type="float">
            <text:p>22.451619527315</text:p>
          </table:table-cell>
          <table:table-cell office:value-type="float" office:value="29.551619527315" calcext:value-type="float">
            <text:p>29.551619527315</text:p>
          </table:table-cell>
          <table:table-cell office:value-type="float" office:value="18.771619527315" calcext:value-type="float">
            <text:p>18.771619527315</text:p>
          </table:table-cell>
          <table:table-cell office:value-type="float" office:value="27.101619527315" calcext:value-type="float">
            <text:p>27.101619527315</text:p>
          </table:table-cell>
          <table:table-cell office:value-type="float" office:value="18.661619527315" calcext:value-type="float">
            <text:p>18.661619527315</text:p>
          </table:table-cell>
          <table:table-cell table:number-columns-repeated="1019"/>
        </table:table-row>
        <table:table-row table:style-name="ro3">
          <table:table-cell office:value-type="float" office:value="20.8885160790391" calcext:value-type="float">
            <text:p>20.8885160790391</text:p>
          </table:table-cell>
          <table:table-cell office:value-type="float" office:value="28.1385160790391" calcext:value-type="float">
            <text:p>28.1385160790391</text:p>
          </table:table-cell>
          <table:table-cell office:value-type="float" office:value="19.1885160790391" calcext:value-type="float">
            <text:p>19.1885160790391</text:p>
          </table:table-cell>
          <table:table-cell office:value-type="float" office:value="26.7185160790391" calcext:value-type="float">
            <text:p>26.7185160790391</text:p>
          </table:table-cell>
          <table:table-cell office:value-type="float" office:value="18.1785160790391" calcext:value-type="float">
            <text:p>18.1785160790391</text:p>
          </table:table-cell>
          <table:table-cell table:number-columns-repeated="1019"/>
        </table:table-row>
        <table:table-row table:style-name="ro3">
          <table:table-cell office:value-type="float" office:value="19.1485160790391" calcext:value-type="float">
            <text:p>19.1485160790391</text:p>
          </table:table-cell>
          <table:table-cell office:value-type="float" office:value="26.5585160790391" calcext:value-type="float">
            <text:p>26.5585160790391</text:p>
          </table:table-cell>
          <table:table-cell office:value-type="float" office:value="18.0285160790391" calcext:value-type="float">
            <text:p>18.0285160790391</text:p>
          </table:table-cell>
          <table:table-cell office:value-type="float" office:value="26.3385160790391" calcext:value-type="float">
            <text:p>26.3385160790391</text:p>
          </table:table-cell>
          <table:table-cell office:value-type="float" office:value="18.1485160790391" calcext:value-type="float">
            <text:p>18.1485160790391</text:p>
          </table:table-cell>
          <table:table-cell table:number-columns-repeated="1019"/>
        </table:table-row>
        <table:table-row table:style-name="ro3">
          <table:table-cell office:value-type="float" office:value="20.6985160790391" calcext:value-type="float">
            <text:p>20.6985160790391</text:p>
          </table:table-cell>
          <table:table-cell office:value-type="float" office:value="28.1885160790391" calcext:value-type="float">
            <text:p>28.1885160790391</text:p>
          </table:table-cell>
          <table:table-cell office:value-type="float" office:value="17.9185160790391" calcext:value-type="float">
            <text:p>17.9185160790391</text:p>
          </table:table-cell>
          <table:table-cell office:value-type="float" office:value="26.7585160790391" calcext:value-type="float">
            <text:p>26.7585160790391</text:p>
          </table:table-cell>
          <table:table-cell office:value-type="float" office:value="18.1285160790391" calcext:value-type="float">
            <text:p>18.1285160790391</text:p>
          </table:table-cell>
          <table:table-cell table:number-columns-repeated="1019"/>
        </table:table-row>
        <table:table-row table:style-name="ro3">
          <table:table-cell office:value-type="float" office:value="21.3685160790391" calcext:value-type="float">
            <text:p>21.3685160790391</text:p>
          </table:table-cell>
          <table:table-cell office:value-type="float" office:value="28.9585160790391" calcext:value-type="float">
            <text:p>28.9585160790391</text:p>
          </table:table-cell>
          <table:table-cell office:value-type="float" office:value="18.2085160790391" calcext:value-type="float">
            <text:p>18.2085160790391</text:p>
          </table:table-cell>
          <table:table-cell office:value-type="float" office:value="26.3185160790391" calcext:value-type="float">
            <text:p>26.3185160790391</text:p>
          </table:table-cell>
          <table:table-cell office:value-type="float" office:value="18.1685160790391" calcext:value-type="float">
            <text:p>18.1685160790391</text:p>
          </table:table-cell>
          <table:table-cell table:number-columns-repeated="1019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lasma" style:display-name="PageStyle_Plasm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esh_20_Frozen" style:display-name="PageStyle_Fresh Froz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FPE" style:display-name="PageStyle_FFP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09:28:04</meta:creation-date>
    <meta:initial-creator>PPET0123</meta:initial-creator>
    <dc:language>en-US</dc:language>
    <dc:date>2022-09-07T20:42:49</dc:date>
    <meta:editing-cycles>2</meta:editing-cycles>
    <meta:editing-duration>P0D</meta:editing-duration>
    <meta:generator>LibreOffice/7.3.5.2$Linux_X86_64 LibreOffice_project/30$Build-2</meta:generator>
    <meta:document-statistic meta:table-count="3" meta:cell-count="310" meta:object-count="0"/>
    <meta:user-defined meta:name="AppVersion">15.0000</meta:user-defined>
  </office:meta>
</office:document-meta>
</file>